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1._20_in8">
      <style:table-properties table:display="true" style:writing-mode="lr-tb"/>
    </style:style>
    <style:style style:name="ta2" style:family="table" style:master-page-name="PageStyle_5f_2._20_iceKnives32">
      <style:table-properties table:display="true" style:writing-mode="lr-tb"/>
    </style:style>
    <style:style style:name="ta3" style:family="table" style:master-page-name="PageStyle_5f_3._20_prePlate33">
      <style:table-properties table:display="true" style:writing-mode="lr-tb"/>
    </style:style>
    <style:style style:name="ta4" style:family="table" style:master-page-name="PageStyle_5f_4._20_soloH26">
      <style:table-properties table:display="true" style:writing-mode="lr-tb"/>
    </style:style>
    <style:style style:name="ta5" style:family="table" style:master-page-name="PageStyle_5f_5._20_duSky24">
      <style:table-properties table:display="true" style:writing-mode="lr-tb"/>
    </style:style>
    <style:style style:name="ta6" style:family="table" style:master-page-name="PageStyle_5f_6._20_shAllow38">
      <style:table-properties table:display="true" style:writing-mode="lr-tb"/>
    </style:style>
    <style:style style:name="ta7" style:family="table" style:master-page-name="PageStyle_5f_7._20_decEnter27">
      <style:table-properties table:display="true" style:writing-mode="lr-tb"/>
    </style:style>
    <style:style style:name="ta8" style:family="table" style:master-page-name="PageStyle_5f_8._20_sciLetter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in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n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nipp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m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l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h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lo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ont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urr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b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un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g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ne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l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ro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pos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off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d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raf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p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star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iceKnives3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ceKnives32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pack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ch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blue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pack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ange.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igrate.n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emory.b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nvert.p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nterpret.meth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balloon.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rototype.cop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sy.a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cha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f.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.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.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xyz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bluepr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ecycle.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i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prePlate3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ePlate33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ee &gt; Expert &gt; Debate &gt; Condition &gt; Bread &gt; Alarm &gt; </text:p>
          </table:table-cell>
          <table:table-cell table:style-name="ce16" office:value-type="string" calcext:value-type="string">
            <text:p>Application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d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ex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cid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mm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iti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er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cre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u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ss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ecu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witch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viron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verif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l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feat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usin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eiz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li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ndator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o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tra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hen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v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yste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e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us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pyrigh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off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l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nso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k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av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teres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ay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and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ggreg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ason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li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lect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i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hol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unci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_group_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Fus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dur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ith &gt; Easy &gt; Diet &gt; Cost &gt; Brand &gt; Appeal &gt; </text:p>
          </table:table-cell>
          <table:table-cell table:style-name="ce16" office:value-type="string" calcext:value-type="string">
            <text:p>Syntax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A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a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na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ur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chite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du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racteris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rgan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rument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r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g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al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rea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ver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o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rmi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sme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chanis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rpo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e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un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tiv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wi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knowled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gh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ch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w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ccup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k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gre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ploma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du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unique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Require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decid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iend &gt; Elite &gt; Dive &gt; Clock &gt; Boat &gt; Ask &gt; </text:p>
          </table:table-cell>
          <table:table-cell table:style-name="ce16" office:value-type="string" calcext:value-type="string">
            <text:p>Scrip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B#2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e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ro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ene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diu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two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qu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sto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s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k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ree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n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bo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ea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n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b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a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h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intai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n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a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ie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t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pos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mil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g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i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p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Heading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initi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un &gt; Esteem &gt; Depict &gt; Castle &gt; Bind &gt; Arts &gt; </text:p>
          </table:table-cell>
          <table:table-cell table:style-name="ce16" office:value-type="string" calcext:value-type="string">
            <text:p>Torre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C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r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na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i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and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w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strib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oo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pa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cr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tc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x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m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ith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omp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q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sid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vi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ntin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n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ap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lob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que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irtu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garith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o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u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ngt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i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for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le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Gross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cre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una &amp; Flora &gt; Epic &gt; Dais &gt; Cave &gt; By &gt; All &gt; </text:p>
          </table:table-cell>
          <table:table-cell table:style-name="ce16" office:value-type="string" calcext:value-type="string">
            <text:p>Infrastructur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D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ess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y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n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m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gaz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t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erti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pa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und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ropri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bl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tu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su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noram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o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eal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u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if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urd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Quar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l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equen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ra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psu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ircumst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tell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ev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a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o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ro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rr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mp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faul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tib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unction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Lexic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ss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ct &gt; Elect &gt; Dense &gt; Cream &gt; Bridge &gt; At &gt; </text:p>
          </table:table-cell>
          <table:table-cell table:style-name="ce16" office:value-type="string" calcext:value-type="string">
            <text:p>Quantum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E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la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o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o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bs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ff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u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g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l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g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e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on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aran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b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e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cce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n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qui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ce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ut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dr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j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tel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di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l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a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m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actic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terf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l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tin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a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rin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tc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a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le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jump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odic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execu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at &gt; Energy &gt; Date &gt; Case &gt; Border &gt; Aim &gt; </text:p>
          </table:table-cell>
          <table:table-cell table:style-name="ce16" office:value-type="string" calcext:value-type="string">
            <text:p>Motor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F#5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as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a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ceiv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rq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ph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he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re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if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e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to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ssembl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o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mplifi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u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s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ali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vel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cei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ograph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ur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ploy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sca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munic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t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hroug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he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row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ff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ction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k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swing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Woo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switch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uid &gt; Explore &gt; Drive &gt; Choice &gt; Book &gt; And &gt; </text:p>
          </table:table-cell>
          <table:table-cell table:style-name="ce16" office:value-type="string" calcext:value-type="string">
            <text:p>Wrap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G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fi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i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spon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mpor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r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lan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i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rtfol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entic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nemon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n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a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bern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amesp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ocu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thodolog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ouch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br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avour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cess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scellane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posit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t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teri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vis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mewor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nonym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pl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ltim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t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ss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ed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yp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oris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m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q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ti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kern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fterw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tfor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lbu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roblem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otati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verify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ire &gt; Evaluate &gt; Discover &gt; Cone &gt; Base &gt; Assert &gt; </text:p>
          </table:table-cell>
          <table:table-cell table:style-name="ce16" office:value-type="string" calcext:value-type="string">
            <text:p>Hood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H#4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ub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verag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o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ng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amou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it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aracter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erit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rr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tti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ect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rte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cent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ribu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x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stit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id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mine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eb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io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Know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zet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y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qui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rchar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gredi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cent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di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tivit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inu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id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bb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ssi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mer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nti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i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cove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ffsho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encil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Monu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oloH26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oloH26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i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rony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oci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u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ener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am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veni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a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ie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index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harmo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ynchroni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mbod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is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vou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brok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ess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thumb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Tuesday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duSky24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uSky2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shAllow38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hAllow3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decEnter27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ecEnter27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sciLetter34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ciLetter3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in8" style:display-name="PageStyle_1. in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iceKnives32" style:display-name="PageStyle_2. iceKnives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prePlate33" style:display-name="PageStyle_3. prePlate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soloH26" style:display-name="PageStyle_4. soloH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duSky24" style:display-name="PageStyle_5. duSky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shAllow38" style:display-name="PageStyle_6. shAllow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decEnter27" style:display-name="PageStyle_7. decEnter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sciLetter34" style:display-name="PageStyle_8. sciLetter3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135" meta:object-count="0"/>
    <meta:generator>LibreOfficeDev/6.0.5.2$Linux_X86_64 LibreOffice_project/</meta:generator>
  </office:meta>
</office:document-meta>
</file>